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6b24" officeooo:paragraph-rsid="001a6b24" style:font-size-asian="15.75pt" style:font-size-complex="18pt"/>
    </style:style>
    <style:style style:name="P2" style:family="paragraph" style:parent-style-name="Standard">
      <style:text-properties fo:font-size="28pt" officeooo:rsid="001a6b24" officeooo:paragraph-rsid="001a6b24" style:font-size-asian="24.5pt" style:font-size-complex="28pt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5" style:family="paragraph" style:parent-style-name="Standard">
      <style:text-properties fo:color="#000000" style:font-name="Droid Sans Mono" fo:font-size="10.5pt" fo:font-weight="normal" officeooo:rsid="001a6b24" officeooo:paragraph-rsid="001a6b24" fo:background-color="#fffffe" style:font-size-asian="15.75pt" style:font-size-complex="18p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a6b24" fo:background-color="#fffffe" style:font-size-asian="14pt" style:font-size-complex="14pt"/>
    </style:style>
    <style:style style:name="P8" style:family="paragraph" style:parent-style-name="Standard">
      <style:paragraph-properties style:line-height-at-least="0.503cm"/>
      <style:text-properties fo:color="#000000" fo:background-color="#fffffe"/>
    </style:style>
    <style:style style:name="P9" style:family="paragraph" style:parent-style-name="Standard">
      <style:paragraph-properties style:line-height-at-least="0.503cm"/>
      <style:text-properties fo:color="#000000" fo:font-size="14pt" fo:background-color="#fffffe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e"/>
    </style:style>
    <style:style style:name="P12" style:family="paragraph" style:parent-style-name="Standard">
      <style:paragraph-properties style:line-height-at-least="0.503cm"/>
      <style:text-properties fo:color="#0000ff" style:font-name="Droid Sans Mono" fo:font-size="14pt" fo:font-weight="normal" officeooo:rsid="001a6b24" officeooo:paragraph-rsid="001a6b24" fo:background-color="#fffffe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fo:font-size="18pt" officeooo:rsid="001afed7" officeooo:paragraph-rsid="001afed7" style:font-size-asian="18pt" style:font-size-complex="18pt"/>
    </style:style>
    <style:style style:name="T1" style:family="text">
      <style:text-properties style:font-name="Droid Sans Mono" fo:font-weight="normal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fo:color="#0000ff"/>
    </style:style>
    <style:style style:name="T4" style:family="text">
      <style:text-properties fo:color="#0000ff" style:font-name="Droid Sans Mono" fo:font-size="10.5pt" fo:font-weight="normal"/>
    </style:style>
    <style:style style:name="T5" style:family="text">
      <style:text-properties fo:color="#0000ff" style:font-name="Droid Sans Mono" fo:font-weight="normal"/>
    </style:style>
    <style:style style:name="T6" style:family="text">
      <style:text-properties fo:color="#0000ff" style:font-name="Droid Sans Mono" fo:font-weight="normal" fo:background-color="#fffffe" loext:char-shading-value="0"/>
    </style:style>
    <style:style style:name="T7" style:family="text">
      <style:text-properties fo:color="#0000ff" officeooo:rsid="001a6b24"/>
    </style:style>
    <style:style style:name="T8" style:family="text">
      <style:text-properties fo:color="#a31515"/>
    </style:style>
    <style:style style:name="T9" style:family="text">
      <style:text-properties fo:color="#a31515" style:font-name="Droid Sans Mono" fo:font-size="10.5pt" fo:font-weight="normal"/>
    </style:style>
    <style:style style:name="T10" style:family="text">
      <style:text-properties fo:color="#000000" style:font-name="Droid Sans Mono" fo:font-weight="normal" fo:background-color="#fffffe" loext:char-shading-value="0"/>
    </style:style>
    <style:style style:name="T11" style:family="text">
      <style:text-properties fo:color="#09885a"/>
    </style:style>
    <style:style style:name="T12" style:family="text">
      <style:text-properties fo:color="#09885a" style:font-name="Droid Sans Mono" fo:font-size="10.5pt" fo:font-weight="normal"/>
    </style:style>
    <style:style style:name="T13" style:family="text">
      <style:text-properties fo:color="#09885a" style:font-name="Droid Sans Mono" fo:font-weight="normal"/>
    </style:style>
    <style:style style:name="T14" style:family="text">
      <style:text-properties fo:color="#008000" style:font-name="Droid Sans Mono" fo:font-size="10.5pt" fo:font-weight="normal"/>
    </style:style>
    <style:style style:name="T15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SU(disjoint set union)</text:p>
      <text:p text:style-name="P5"><text:span text:style-name="T3">#include&lt;</text:span><text:span text:style-name="T8">bits/stdc++.h</text:span><text:span text:style-name="T3">&gt;</text:span></text:p>
      <text:p text:style-name="P4"><text:span text:style-name="T3">using</text:span> <text:span text:style-name="T3">namespace</text:span> std;</text:p>
      <text:p text:style-name="P4"><text:span text:style-name="T3">const</text:span> <text:span text:style-name="T3">int</text:span> N=<text:span text:style-name="T11">1e3</text:span>+<text:span text:style-name="T11">10</text:span>;</text:p>
      <text:p text:style-name="P11"/>
      <text:p text:style-name="P11"/>
      <text:p text:style-name="P6"><text:span text:style-name="T3">int</text:span> parent[N];</text:p>
      <text:p text:style-name="P10"><text:span text:style-name="T6">int</text:span><text:span text:style-name="T10"> size[N];</text:span></text:p>
      <text:p text:style-name="P6"/>
      <text:p text:style-name="P6"><text:span text:style-name="T3">// </text:span><text:span text:style-name="T7">making node and storing size</text:span></text:p>
      <text:p text:style-name="P6"><text:span text:style-name="T3">void</text:span> make(<text:span text:style-name="T3">int</text:span> v){</text:p>
      <text:p text:style-name="P9">    <text:span text:style-name="T1">parent[v]=v;</text:span></text:p>
      <text:p text:style-name="P9">    <text:span text:style-name="T1">size[v]=</text:span><text:span text:style-name="T13">1</text:span><text:span text:style-name="T1">;</text:span></text:p>
      <text:p text:style-name="P6">}</text:p>
      <text:p text:style-name="P10"/>
      <text:p text:style-name="P10"/>
      <text:p text:style-name="P7"><text:span text:style-name="T3">// </text:span><text:span text:style-name="T7">for finding parent</text:span></text:p>
      <text:p text:style-name="P12"/>
      <text:p text:style-name="P6"><text:span text:style-name="T3">int</text:span> find(<text:span text:style-name="T3">int</text:span> v){</text:p>
      <text:p text:style-name="P9">    <text:span text:style-name="T5">if</text:span><text:span text:style-name="T1">(v==parent[v]) </text:span><text:span text:style-name="T5">return</text:span><text:span text:style-name="T1"> v;</text:span></text:p>
      <text:p text:style-name="P9">    <text:span text:style-name="T5">return</text:span><text:span text:style-name="T1"> parent[v]= find( parent[v]); </text:span></text:p>
      <text:p text:style-name="P6">}</text:p>
      <text:p text:style-name="P10"/>
      <text:p text:style-name="P12">// union</text:p>
      <text:p text:style-name="P12"/>
      <text:p text:style-name="P6"><text:span text:style-name="T3">void</text:span> Union(<text:span text:style-name="T3">int</text:span> a,<text:span text:style-name="T3">int</text:span> b){</text:p>
      <text:p text:style-name="P9">    <text:span text:style-name="T5">int</text:span><text:span text:style-name="T1"> root_a= find(a);</text:span></text:p>
      <text:p text:style-name="P9">    <text:span text:style-name="T5">int</text:span><text:span text:style-name="T1"> root_b= find(b);</text:span></text:p>
      <text:p text:style-name="P10"/>
      <text:p text:style-name="P9">    <text:span text:style-name="T5">if</text:span><text:span text:style-name="T1">(root_a != root_b){</text:span></text:p>
      <text:p text:style-name="P9">        <text:span text:style-name="T5">if</text:span><text:span text:style-name="T1">( size[root_a]&lt; size[root_b]){</text:span></text:p>
      <text:p text:style-name="P9">            <text:span text:style-name="T1">parent[root_a]=parent[root_b];</text:span></text:p>
      <text:p text:style-name="P9">            <text:span text:style-name="T1">size[root_b] += size[root_a];</text:span></text:p>
      <text:p text:style-name="P9">        <text:span text:style-name="T1">}</text:span></text:p>
      <text:p text:style-name="P9">        <text:span text:style-name="T5">else</text:span><text:span text:style-name="T1">{</text:span></text:p>
      <text:p text:style-name="P9">            <text:span text:style-name="T1">parent[root_b]=parent[root_a];</text:span></text:p>
      <text:p text:style-name="P9">            <text:span text:style-name="T1">size[root_a] += size[root_b];</text:span></text:p>
      <text:p text:style-name="P9">        <text:span text:style-name="T1">}</text:span></text:p>
      <text:p text:style-name="P9">        </text:p>
      <text:p text:style-name="P10"/>
      <text:p text:style-name="P9">    <text:span text:style-name="T1">}</text:span></text:p>
      <text:p text:style-name="P6">}</text:p>
      <text:p text:style-name="P3"/>
      <text:p text:style-name="P15"><text:soft-page-break/>we can also make a <text:span text:style-name="T15">connected</text:span> funtion to know whether to nodes are connected or not...</text:p>
      <text:p text:style-name="P15">bool connected(int a, int b){</text:p>
      <text:p text:style-name="P15"><text:tab/>if ( <text:s/>find(a) <text:s/>== find(b) ) <text:s/>return ture;</text:p>
      <text:p text:style-name="P15"><text:tab/>return false;</text:p>
      <text:p text:style-name="P15">}</text:p>
      <text:p text:style-name="P15"/>
      <text:p text:style-name="P15"/>
      <text:p text:style-name="P4"><text:span text:style-name="T3">int</text:span> main(){</text:p>
      <text:p text:style-name="P8">    <text:span text:style-name="T4">int</text:span><text:span text:style-name="T2"> n, m;</text:span></text:p>
      <text:p text:style-name="P8">    <text:span text:style-name="T2">cin &gt;&gt; n &gt;&gt; m;</text:span></text:p>
      <text:p text:style-name="P8">    <text:span text:style-name="T4">for</text:span><text:span text:style-name="T2">( </text:span><text:span text:style-name="T4">int</text:span><text:span text:style-name="T2"> i=</text:span><text:span text:style-name="T12">1</text:span><text:span text:style-name="T2"> ;i&lt;=n ; i++){</text:span></text:p>
      <text:p text:style-name="P8">        <text:span text:style-name="T2">make(i);</text:span></text:p>
      <text:p text:style-name="P8">    <text:span text:style-name="T2">}</text:span></text:p>
      <text:p text:style-name="P3"/>
      <text:p text:style-name="P8">    <text:span text:style-name="T4">for</text:span><text:span text:style-name="T2">( </text:span><text:span text:style-name="T4">int</text:span><text:span text:style-name="T2"> i=</text:span><text:span text:style-name="T12">0</text:span><text:span text:style-name="T2"> ; i&lt; m ; i++){</text:span></text:p>
      <text:p text:style-name="P8">        <text:span text:style-name="T4">int</text:span><text:span text:style-name="T2"> x,y;</text:span></text:p>
      <text:p text:style-name="P8">        <text:span text:style-name="T2">cin&gt;&gt;x&gt;&gt;y;</text:span></text:p>
      <text:p text:style-name="P8">        <text:span text:style-name="T2">Union(x,y);</text:span></text:p>
      <text:p text:style-name="P8">        <text:span text:style-name="T4">for</text:span><text:span text:style-name="T2">(</text:span><text:span text:style-name="T4">int</text:span><text:span text:style-name="T2"> i=n ; i&gt;=</text:span><text:span text:style-name="T12">1</text:span><text:span text:style-name="T2"> ; i--){</text:span></text:p>
      <text:p text:style-name="P8">            <text:span text:style-name="T4">if</text:span><text:span text:style-name="T2">(i==find(i)) </text:span><text:span text:style-name="T14">// for finding parent</text:span></text:p>
      <text:p text:style-name="P8">                <text:span text:style-name="T2">cout&lt;&lt;size[i]&lt;&lt;</text:span><text:span text:style-name="T9">' '</text:span><text:span text:style-name="T2">;</text:span></text:p>
      <text:p text:style-name="P8">        <text:span text:style-name="T2">}</text:span></text:p>
      <text:p text:style-name="P8">        <text:span text:style-name="T2">cout&lt;&lt;endl;</text:span></text:p>
      <text:p text:style-name="P8">    <text:span text:style-name="T2">}</text:span></text:p>
      <text:p text:style-name="P3"/>
      <text:p text:style-name="P8">    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01:32:02.446603140</meta:creation-date>
    <dc:date>2021-12-19T01:50:39.836139314</dc:date>
    <meta:editing-duration>PT3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152" meta:character-count="1157" meta:non-whitespace-character-count="821"/>
  </office:meta>
</office:document-meta>
</file>